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eehive-title">
      <style:graphic-properties draw:auto-grow-height="true"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eehive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Beehive1-outline1">
      <style:graphic-properties fo:min-height="2.95cm" loext:decorative="false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eehive1-title">
      <style:graphic-properties fo:min-height="2.63cm" loext:decorative="false"/>
      <style:paragraph-properties style:writing-mode="lr-tb"/>
    </style:style>
    <style:style style:name="pr8" style:family="presentation" style:parent-style-name="Beehive1-outline1">
      <style:graphic-properties fo:min-height="9.135cm" loext:decorative="false"/>
      <style:paragraph-properties style:writing-mode="lr-tb"/>
    </style:style>
    <style:style style:name="pr9" style:family="presentation" style:parent-style-name="Beehive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374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JustStreamIT</text:p>
          </draw:text-box>
        </draw:frame>
        <draw:frame presentation:style-name="pr2" draw:text-style-name="P1" draw:layer="layout" svg:width="25cm" svg:height="2.5cm" svg:x="1.5cm" svg:y="9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Introduction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3">🎯 "Netflix Clone - Interface de Streaming"</text:p>
              </text:list-item>
              <text:list-item>
                <text:p>- Présentation personnelle</text:p>
              </text:list-item>
              <text:list-item>
                <text:p>- Contexte du projet</text:p>
              </text:list-item>
              <text:list-item>
                <text:p>- Objectifs principaux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Vue ensemble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🎬 Features Principales:</text:p>
              </text:list-header>
              <text:list-item>
                <text:p>- Interface type Netflix</text:p>
              </text:list-item>
              <text:list-item>
                <text:p>- Responsive design</text:p>
              </text:list-item>
              <text:list-item>
                <text:p>- Intégration API OCMovies</text:p>
              </text:list-item>
              <text:list-item>
                <text:p>- UX moderne et flui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>DÉMONSTRATION LIVE (2 min)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💻 Montrer:</text:p>
              </text:list-item>
              <text:list-item>
                <text:p>1. Navigation et header</text:p>
              </text:list-item>
              <text:list-item>
                <text:p>2. Film principal</text:p>
              </text:list-item>
              <text:list-item>
                <text:p>3. Catégories de films</text:p>
              </text:list-item>
              <text:list-item>
                <text:p>4. Système "Voir plus"</text:p>
              </text:list-item>
              <text:list-item>
                <text:p>5. Modal détaillé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RESPONSIVE DESIGN (2 min)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📱 Présentation des 3 versions:</text:p>
              </text:list-item>
              <text:list-item>
                <text:p>- Desktop (6 films)</text:p>
              </text:list-item>
              <text:list-item>
                <text:p>- Tablette (4 films)</text:p>
              </text:list-item>
              <text:list-item>
                <text:p>- Mobile (2 film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>Intégration API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🔄 Démonstration:</text:p>
              </text:list-item>
              <text:list-item>
                <text:p>- Récupération des données</text:p>
              </text:list-item>
              <text:list-item>
                <text:p>- Affichage dynamique</text:p>
              </text:list-item>
              <text:list-item>
                <text:p>- Gestion des erreurs</text:p>
              </text:list-item>
              <text:list-item>
                <text:p>- Cache systè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Architecture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🏗 Structure:</text:p>
              </text:list-item>
              <text:list-item>
                <text:p>- HTML sémantique</text:p>
              </text:list-item>
              <text:list-item>
                <text:p>- CSS moderne</text:p>
              </text:list-item>
              <text:list-item>
                <text:p>- JavaScript vanilla</text:p>
              </text:list-item>
              <text:list-item>
                <text:p>- API REST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Choix techniques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💪 Solutions trouvées:</text:p>
              </text:list-item>
              <text:list-item>
                <text:p>- Responsive complexe</text:p>
              </text:list-item>
              <text:list-item>
                <text:p>- Films cachés</text:p>
              </text:list-item>
              <text:list-item>
                <text:p>- Performance API</text:p>
              </text:list-item>
              <text:list-item>
                <text:p>- UX cohérent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Améliorations possible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🚀 Futures évolutions:</text:p>
              </text:list-item>
              <text:list-item>
                <text:p>- Lazy loading</text:p>
              </text:list-item>
              <text:list-item>
                <text:p>- Animations avancées</text:p>
              </text:list-item>
              <text:list-item>
                <text:p>- Accessibilité</text:p>
              </text:list-item>
              <text:list-item>
                <text:p>- Tests automatisé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Outlined_20_Yellow">
      <style:graphic-properties svg:stroke-width="0.1cm" svg:stroke-color="#ffde59" svg:stroke-opacity="100%" draw:fill="solid" draw:fill-color="#fff5ce" draw:opacity="100%" draw:textarea-vertical-align="middle" draw:auto-grow-width="false" fo:min-height="0cm" fo:min-width="0cm" fo:wrap-option="wrap" loext:decorative="false"/>
    </style:style>
    <style:style style:name="Mgr5" style:family="graphic" style:parent-style-name="Filled_20_Yellow">
      <style:graphic-properties svg:stroke-width="0.1cm" svg:stroke-color="#ffde59" svg:stroke-opacity="100%" draw:fill="solid" draw:fill-color="#ffde59" draw:opacity="100%" draw:textarea-vertical-align="middle" draw:auto-grow-width="false" fo:min-height="0cm" fo:min-width="0cm" fo:wrap-option="wrap" loext:decorative="fals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</style:style>
    <style:style style:name="MP6" style:family="paragraph">
      <loext:graphic-properties draw:fill="solid" draw:fill-color="#ffde59" draw:opacity="100%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20:10:09.469125393</meta:creation-date>
    <meta:editing-duration>PT8M15S</meta:editing-duration>
    <meta:editing-cycles>11</meta:editing-cycles>
    <meta:generator>LibreOffice/24.8.4.2$Linux_X86_64 LibreOffice_project/3e97788786b20d724e2ed0ea7a111abce73cab63</meta:generator>
    <dc:title>Beehive</dc:title>
    <dc:date>2025-03-02T20:18:27.990972269</dc:date>
    <meta:document-statistic meta:object-count="173"/>
  </office:meta>
</office:document-meta>
</file>